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fo:orphans="0" fo:widows="0" style:page-number="auto"/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2"/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Standard">
      <style:paragraph-properties fo:margin-left="0in" fo:margin-right="0in" fo:text-indent="0.4in" style:auto-text-indent="fals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>
      <style:paragraph-properties style:writing-mode="lr-tb"/>
    </style:style>
    <style:style style:name="T1" style:family="text">
      <style:text-properties fo:background-color="#ffff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bold"/>
    </style:style>
    <style:style style:name="T6" style:family="text">
      <style:text-properties style:font-size-asian="16pt"/>
    </style:style>
    <style:style style:name="T7" style:family="text">
      <style:text-properties style:font-weight-asian="bold"/>
    </style:style>
    <style:style style:name="T8" style:family="text">
      <style:text-properties style:font-size-complex="16pt"/>
    </style:style>
    <style:style style:name="T9" style:family="text">
      <style:text-properties style:font-weight-complex="bold"/>
    </style:style>
    <style:style style:name="T10" style:family="text"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73033936">
          <text:deletion>
            <office:change-info>
              <dc:creator>user_phmf6</dc:creator>
              <dc:date>2010-09-24T08:53:00</dc:date>
            </office:change-info>
            <text:p text:style-name="Standard">содержимое</text:p>
          </text:deletion>
        </text:changed-region>
        <text:changed-region text:id="ct7302073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72998400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73066304">
          <text:deletion>
            <office:change-info>
              <dc:creator>user_phmf6</dc:creator>
              <dc:date>2010-09-24T08:53:00</dc:date>
            </office:change-info>
            <text:p text:style-name="Standard">С</text:p>
          </text:deletion>
        </text:changed-region>
        <text:changed-region text:id="ct72995920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73046688">
          <text:deletion>
            <office:change-info>
              <dc:creator>user_phmf6</dc:creator>
              <dc:date>2010-09-24T08:53:00</dc:date>
            </office:change-info>
            <text:p text:style-name="Standard">еть</text:p>
          </text:deletion>
        </text:changed-region>
        <text:changed-region text:id="ct73046880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73049472">
          <text:deletion>
            <office:change-info>
              <dc:creator>user_phmf6</dc:creator>
              <dc:date>2010-09-24T08:53:00</dc:date>
            </office:change-info>
            <text:p text:style-name="Standard">м</text:p>
          </text:deletion>
        </text:changed-region>
        <text:changed-region text:id="ct73049664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73070384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73070576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73033392">
          <text:deletion>
            <office:change-info>
              <dc:creator>user_phmf6</dc:creator>
              <dc:date>2010-09-24T08:54:00</dc:date>
            </office:change-info>
            <text:p text:style-name="Standard">содержимого </text:p>
          </text:deletion>
        </text:changed-region>
        <text:changed-region text:id="ct73026592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73016480">
          <text:insertion>
            <office:change-info>
              <dc:creator>user_phmf6</dc:creator>
              <dc:date>2010-09-24T08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4"/></text:p>
      <text:p text:style-name="P2"><text:span text:style-name="T4">КУРСОВАЯ РАБОТА</text:span></text:p>
      <text:p text:style-name="P5">Тема: <text:span text:style-name="T2">Разработка сайта для изучения неизвестных иностранных слов </text:span></text:p>
      <text:p text:style-name="P5"><text:span text:style-name="T2">в субтитрах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Выполнил студент гр. 5057/2<text:tab/>В.В. Руцкий</text:p>
      <text:p text:style-name="P4"/>
      <text:p text:style-name="P4">Преподаватель:<text:tab/><text:tab/><text:tab/>Н.Б. Суетова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0">Содержание</text:p>
          </text:index-title>
          <text:p text:style-name="P11">Тема работы<text:tab/>3</text:p>
          <text:p text:style-name="P11">Сравнение с аналогами<text:tab/>4</text:p>
        </text:index-body>
      </text:table-of-content>
      <text:p text:style-name="Heading"/>
      <text:h text:style-name="P9" text:outline-level="1">Тема работы</text:h>
      <text:p text:style-name="Standard">Данный сервис предназначен для людей со средним знанием<office:annotation><dc:creator>user_phmf6</dc:creator><dc:date>2010-09-24T08:52:00</dc:date><text:p text:style-name="P13"><text:span text:style-name="T10">Критерий?</text:span></text:p></office:annotation> английского языка, которые могут смотреть и понимать большую часть просматриваемой серии на иностранном языке, но ещё неизвестные для них 5-10% слов или выражений в серии не дают полностью понять <text:change text:change-id="ct73033936"/><text:change-start text:change-id="ct73020736"/>содержание<text:change-end text:change-id="ct73020736"/>.</text:p>
      <text:p text:style-name="Standard"><text:change-start text:change-id="ct72998400"/>Если зритель <text:change-end text:change-id="ct72998400"/><text:change text:change-id="ct73066304"/><text:change-start text:change-id="ct72995920"/>с<text:change-end text:change-id="ct72995920"/>мотр<text:change text:change-id="ct73046688"/><text:change-start text:change-id="ct73046880"/>ит<text:change-end text:change-id="ct73046880"/> сериал с субтитрами и подсматривание<text:change text:change-id="ct73049472"/><text:change-start text:change-id="ct73049664"/>т<text:change-end text:change-id="ct73049664"/> в словарь при обнаружении неизвестных слов<text:change-start text:change-id="ct73070384"/>, то это <text:change-end text:change-id="ct73070384"/><text:s/>отвлекает <text:change-start text:change-id="ct73070576"/>его <text:change-end text:change-id="ct73070576"/>от <text:change text:change-id="ct73033392"/><text:change-start text:change-id="ct73026592"/>содержания <text:change-end text:change-id="ct73026592"/>серии и не даёт погрузиться в просмотр. Чтение субтитров до просмотра серии приводит к раскрытию сюжета и просмотр эпизода сериала становится уже неинтересным.</text:p>
      <text:p text:style-name="Standard">Оптимальным для зрителя выходом было бы иметь словарь неизвестных для него слов или выражений для серии, которую он собирается посмотреть, перемешанных и приведённых к исходным формам так, чтобы никак не отражать содержимое серии. Тогда он мог бы изучить новые слова непосредственно перед просмотром серии и смотреть эпизод<text:change-start text:change-id="ct73016480"/>,<text:change-end text:change-id="ct73016480"/> зная практически весь используемый в серии набор иностранных слов.</text:p>
      <text:p text:style-name="Standard">Проектируемый сервис предназначен для составления такого словаря неизвестных <text:s/>слов.</text:p>
      <text:p text:style-name="P8">Базовый вариант использования следующий:</text:p>
      <text:list xml:id="list897006797" text:style-name="L2">
        <text:list-item>
          <text:p text:style-name="P6">пользователь загружает субтитры серии, которую хочет посмотреть, <text:s/>на сервис;</text:p>
        </text:list-item>
        <text:list-item>
          <text:p text:style-name="P6">сервис строит словарь используемых слов и <text:span text:style-name="T1">выражений</text:span> в загруженном тексте субтитров;</text:p>
        </text:list-item>
        <text:list-item>
          <text:p text:style-name="P6">сервис выделяет из словаря серии неизвестные для пользователя слова и <text:s/>предоставляет их список с переводом и произношением;</text:p>
        </text:list-item>
        <text:list-item>
          <text:p text:style-name="P6">пользователь отмечает изученные или уже известные слова из полученного <text:s text:c="2"/>списка;</text:p>
        </text:list-item>
        <text:list-item>
          <text:p text:style-name="P6">сервис запоминает слова, которые пользователь отметил как (уже) известные ему, и при следующим запросе не выдаёт их.</text:p>
        </text:list-item>
      </text:list>
      <text:p text:style-name="Standard">Возможны (и ожидаемы) вариации способа получения субтитров к серии (например <text:s/>хранить каталог серий и сериалов, для которых сервис уже подготовил словари), вариации способа определения неизвестных слов (например путём определения с помощью теста примерного уровня знаний иностранного языка или известных областей языка пользователя, и выдача слов, которые статистически малоизвестны для класса людей, которому принадлежит пользователь).</text:p>
      <text:p text:style-name="Standard">Ввиду нетривиальности выделения из произвольного текста выражений и слов в исходной форме, предполагается некоторый элемент совместной работы пользователей по составлению такого словаря или редактированию автоматически созданного словаря.</text:p>
      <text:p text:style-name="Standard">Также пользователи могут совместно определять малоизвестные слова и выражения — эта статистика может использоваться при определении новых слов для других <text:s/>пользователей.</text:p>
      <text:h text:style-name="Heading_20_1" text:outline-level="1">Сравнение с аналогами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ru" fo:country="RU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in" style:auto-text-indent="false" style:shadow="none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 style:master-page-name="Standard">
      <style:paragraph-properties fo:text-align="center" style:justify-single-word="false" fo:orphans="0" fo:widows="0" style:page-number="auto"/>
      <style:text-properties fo:font-size="12pt" style:font-size-asian="12pt" style:font-size-complex="12pt"/>
    </style:style>
    <style:style style:name="MP3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Санкт-Петербургский государственный политехнический университет</text:p>
        <text:p text:style-name="MP3">Физико-механический факультет</text:p>
        <text:p text:style-name="MP3">Кафедра прикладной математики</text:p>
      </style:header>
      <style:footer>
        <text:p text:style-name="MP1">Санкт-Петербург</text:p>
        <text:p text:style-name="MP1">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Руцкий В</dc:title>
    <meta:initial-creator>user_phmf6</meta:initial-creator>
    <meta:creation-date>2010-09-24T07:51:00</meta:creation-date>
    <dc:creator>Vladimir Rutsky</dc:creator>
    <dc:date>2011-02-12T17:19:28</dc:date>
    <meta:editing-cycles>14</meta:editing-cycles>
    <meta:editing-duration>PT40H34M18S</meta:editing-duration>
    <meta:generator>OpenOffice.org/3.2$Unix OpenOffice.org_project/320m12$Build-9483</meta:generator>
    <meta:document-statistic meta:table-count="0" meta:image-count="0" meta:object-count="0" meta:page-count="3" meta:paragraph-count="34" meta:word-count="371" meta:character-count="2812"/>
    <meta:user-defined meta:name="Info 1"/>
    <meta:user-defined meta:name="Info 2"/>
    <meta:user-defined meta:name="Info 3"/>
    <meta:user-defined meta:name="Info 4"/>
  </office:meta>
</office:document-meta>
</file>